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c7ec8" officeooo:paragraph-rsid="001c7ec8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c7ec8" officeooo:paragraph-rsid="001c7ec8"/>
    </style:style>
    <style:style style:name="P3" style:family="paragraph" style:parent-style-name="Standard">
      <style:paragraph-properties fo:text-align="justify" style:justify-single-word="false"/>
      <style:text-properties officeooo:rsid="001c7ec8" officeooo:paragraph-rsid="001c7ec8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2010bb" officeooo:paragraph-rsid="002010b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2010bb" officeooo:paragraph-rsid="002010bb"/>
    </style:style>
    <style:style style:name="P6" style:family="paragraph" style:parent-style-name="Standard">
      <style:paragraph-properties fo:text-align="center" style:justify-single-word="false"/>
      <style:text-properties officeooo:rsid="001c7ec8" officeooo:paragraph-rsid="001c7ec8"/>
    </style:style>
    <style:style style:name="T1" style:family="text">
      <style:text-properties officeooo:rsid="002b09b4"/>
    </style:style>
    <style:style style:name="T2" style:family="text">
      <style:text-properties officeooo:rsid="002d667d"/>
    </style:style>
    <style:style style:name="T3" style:family="text">
      <style:text-properties officeooo:rsid="002f0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TE MONITOR DE DISPOSITIVOS</text:p>
      <text:p text:style-name="P2"/>
      <text:p text:style-name="P3"><text:tab/>O agente monitor de dispositivos se comunica com o microsserviço “main-api” para enviar dados sobre o estado do dispositivo e eventos. Ele necessita de um access_token com role “agente-monitor-all” vitalício para acessar os endpoints de busca por agente, dispositivo e configurações e postagem de estado do dispositivo e evento com estatísticas de monitoramento.</text:p>
      <text:p text:style-name="P3"><text:tab/>Ao registrar um novo agente no sistema, o sistema gera uma chave única que deve ser configurada no agente para o agente ser identificado em “main-api”.</text:p>
      <text:p text:style-name="P3"/>
      <text:p text:style-name="P3"><text:tab/>O agente monitor de dispositivos utiliza a biblioteca “disp-monitor-lib”, onde está implementada a lógica de monitoramento, também utilizada pelo microsserviço “disp-monitor-api”.</text:p>
      <text:p text:style-name="P3"/>
      <text:p text:style-name="P4">Como funciona</text:p>
      <text:p text:style-name="P5"/>
      <text:p text:style-name="P5"><text:tab/>O agente monitor de dispositivos tem a seguinte arquitetura:</text:p>
      <text:p text:style-name="P5"/>
      <text:p text:style-name="P5"><text:tab/>Há uma thread executando a cada período de tempo que busca dados do agente no microsserviço “main-api” como: lista de dispositivos do agente. <text:span text:style-name="T1">Essa thread</text:span> <text:span text:style-name="T1">inicia e finaliza threads de monitoramento</text:span>, removendo os monitoramentos de dispositivos removidos <text:span text:style-name="T1">no sistema</text:span> ou não mais monitorados pelo agente e adicionando novos dispositivos criados no sistema e monitorados pelo agente em questão. Essa thread também busca dados sobre a tabela config e os dispositivos para atualizar a execução dos monitoramentos em threads com os dados <text:span text:style-name="T1">novos dos</text:span> dispositivos e <text:span text:style-name="T1">de </text:span>config.</text:p>
      <text:p text:style-name="P5"><text:tab/>Há também as threads que correspondem aos monitoramentos iniciados em si. Essas threads executam os testes de dispositivo para verificar se o dispositivo está online ou offline e gera as estatísticas <text:span text:style-name="T2">que</text:span>, assim como o status do dispositivo, <text:span text:style-name="T2">são enviadas </text:span><text:span text:style-name="T3">s</text:span>para o microsserviço “main-api” que, por sua vez, envia, via websocket, os dados para o frontend atualizar a tela do usuário. </text:p>
      <text:p text:style-name="P3"/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05:44:06.197805600</meta:creation-date>
    <dc:date>2025-12-03T18:51:22.044457400</dc:date>
    <meta:editing-duration>PT37M58S</meta:editing-duration>
    <meta:editing-cycles>7</meta:editing-cycles>
    <meta:generator>LibreOffice/25.2.7.2$Windows_X86_64 LibreOffice_project/5cbfd1ab6520636bb5f7b99185aa69bd7456825d</meta:generator>
    <meta:print-date>2025-12-03T18:51:13.894420900</meta:print-date>
    <meta:printed-by>Arquivos PDF</meta:printed-by>
    <meta:document-statistic meta:table-count="0" meta:image-count="0" meta:object-count="0" meta:page-count="1" meta:paragraph-count="8" meta:word-count="263" meta:character-count="1746" meta:non-whitespace-character-count="1484"/>
  </office:meta>
</office:document-meta>
</file>